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VersionIterator.ServerVersionIterator( VersionIterator iterator , RemoteAdapterFactory factory , int max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VersionIterator.getRemote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